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17c8" officeooo:paragraph-rsid="001b17c8"/>
    </style:style>
    <style:style style:name="T1" style:family="text">
      <style:text-properties officeooo:rsid="001c8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Nieśmiertelna klątwa (2)</text:p>
      <text:p text:style-name="P1"/>
      <text:p text:style-name="P1">- O wita, udało ci się dotrzeć na ziemie Risen.</text:p>
      <text:p text:style-name="P1">- Tak, i mam dla ciebie paczkę.<text:tab/>// oddajemy mu paczkę</text:p>
      <text:p text:style-name="P1">- <text:span text:style-name="T1">O dzięki, nie pamiętam kiedy coś ostatnio dostałem…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17:21.432000000</meta:creation-date>
    <meta:generator>LibreOffice/6.1.0.3$Windows_x86 LibreOffice_project/efb621ed25068d70781dc026f7e9c5187a4decd1</meta:generator>
    <dc:date>2019-03-13T14:45:16.696000000</dc:date>
    <meta:editing-duration>PT6M51S</meta:editing-duration>
    <meta:editing-cycles>1</meta:editing-cycles>
    <meta:document-statistic meta:table-count="0" meta:image-count="0" meta:object-count="0" meta:page-count="1" meta:paragraph-count="4" meta:word-count="33" meta:character-count="177" meta:non-whitespace-character-count="148"/>
  </office:meta>
</office:document-meta>
</file>